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3800000048B2DDEF4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text-position="0% 100%" style:font-name="Times New Roman" fo:font-size="12pt" fo:font-style="normal" style:font-name-asian="Lucida Sans Unicode" style:font-size-asian="12pt" style:font-style-asian="normal" style:font-name-complex="Tahoma" style:font-size-complex="12pt" style:font-style-complex="normal"/>
    </style:style>
    <style:style style:name="P4" style:family="paragraph" style:parent-style-name="Standard">
      <style:paragraph-properties fo:margin-left="0.2598in" fo:margin-right="0in" fo:text-align="start" style:justify-single-word="false" fo:text-indent="-0.2598in" style:auto-text-indent="false">
        <style:tab-stops/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margin-left="0.2598in" fo:margin-right="0in" fo:text-align="start" style:justify-single-word="false" fo:text-indent="-0.2598in" style:auto-text-indent="false">
        <style:tab-stops/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margin-left="0.2598in" fo:margin-right="0in" fo:text-align="start" style:justify-single-word="false" fo:text-indent="-0.2598in" style:auto-text-indent="false">
        <style:tab-stops/>
      </style:paragraph-properties>
      <style:text-properties style:font-name="Times New Roman" fo:font-size="12pt" style:font-name-asian="Lucida Sans Unicode" style:font-size-asian="12pt" style:font-name-complex="Tahoma" style:font-size-complex="12pt"/>
    </style:style>
    <style:style style:name="P7" style:family="paragraph" style:parent-style-name="Standard">
      <style:paragraph-properties fo:margin-left="0.2598in" fo:margin-right="0in" fo:text-align="start" style:justify-single-word="false" fo:text-indent="-0.2598in" style:auto-text-indent="false">
        <style:tab-stops/>
      </style:paragraph-properties>
      <style:text-properties style:text-position="0% 100%" style:font-name="Times New Roman" fo:font-size="12pt" style:font-name-asian="Lucida Sans Unicode" style:font-size-asian="12pt" style:font-name-complex="Tahoma" style:font-size-complex="12pt"/>
    </style:style>
    <style:style style:name="P8" style:family="paragraph" style:parent-style-name="Standard">
      <style:paragraph-properties fo:margin-left="0.2598in" fo:margin-right="0in" fo:text-align="start" style:justify-single-word="false" fo:text-indent="-0.2598in" style:auto-text-indent="false">
        <style:tab-stops/>
      </style:paragraph-properties>
      <style:text-properties style:text-position="0% 100%" style:font-name="Times New Roman" fo:font-size="12pt" fo:font-style="italic" style:font-name-asian="Lucida Sans Unicode" style:font-size-asian="12pt" style:font-style-asian="italic" style:font-name-complex="Tahoma" style:font-size-complex="12pt" style:font-style-complex="italic"/>
    </style:style>
    <style:style style:name="P9" style:family="paragraph" style:parent-style-name="Standard">
      <style:paragraph-properties fo:margin-left="0.2598in" fo:margin-right="0in" fo:text-align="start" style:justify-single-word="false" fo:text-indent="-0.2598in" style:auto-text-indent="false">
        <style:tab-stops/>
      </style:paragraph-properties>
      <style:text-properties style:text-position="0% 100%" style:font-name="Times New Roman" fo:font-size="12pt" fo:font-style="normal" style:font-name-asian="Lucida Sans Unicode" style:font-size-asian="12pt" style:font-style-asian="normal" style:font-name-complex="Tahoma" style:font-size-complex="12pt" style:font-style-complex="normal"/>
    </style:style>
    <style:style style:name="P10" style:family="paragraph" style:parent-style-name="Standard">
      <style:paragraph-properties fo:margin-left="0.2598in" fo:margin-right="0in" fo:text-align="start" style:justify-single-word="false" fo:text-indent="-0.2598in" style:auto-text-indent="false">
        <style:tab-stops/>
      </style:paragraph-properties>
      <style:text-properties style:text-position="sub 58%" style:font-name="Times New Roman" fo:font-size="12pt" style:font-name-asian="Lucida Sans Unicode" style:font-size-asian="12pt" style:font-name-complex="Tahom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Times New Roman" style:font-name-asian="Lucida Sans Unicode" style:font-name-complex="Tahoma"/>
    </style:style>
    <style:style style:name="T4" style:family="text">
      <style:text-properties style:text-position="0% 100%" style:font-name="Times New Roman" style:font-name-asian="Times New Roman" style:font-name-complex="Times New Roman"/>
    </style:style>
    <style:style style:name="T5" style:family="text">
      <style:text-properties style:text-position="super 58%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Times New Roman" style:font-name-asian="Lucida Sans Unicode" style:font-name-complex="Tahoma"/>
    </style:style>
    <style:style style:name="T8" style:family="text">
      <style:text-properties style:font-name="Times New Roman" style:font-name-asian="Times New Roman" style:font-name-complex="Times New Roman"/>
    </style:style>
    <style:style style:name="T9" style:family="text">
      <style:text-properties style:font-name="Times New Roman" style:font-name-asian="Lucida Sans Unicode" style:font-name-complex="Tahom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22" style:data-style-name="N0">22</text:variable-set>:Identifying and Balancing Chemical Reactions</text:p>
      <text:p text:style-name="P4"/>
      <text:p text:style-name="P5">Balance the equations.</text:p>
      <text:p text:style-name="P5"/>
      <text:p text:style-name="P4">1. <text:s text:c="5"/>NH<text:span text:style-name="T6">3</text:span> + <text:s text:c="4"/>O<text:span text:style-name="T6">2</text:span> <text:span text:style-name="T8">→</text:span><text:span text:style-name="T9"> <text:s text:c="5"/>NO + <text:s text:c="4"/>H</text:span><text:span text:style-name="T7">2</text:span><text:span text:style-name="T9">O</text:span></text:p>
      <text:p text:style-name="P6"/>
      <text:p text:style-name="P6"/>
      <text:p text:style-name="P6"/>
      <text:p text:style-name="P4"><text:span text:style-name="T9">2. <text:s text:c="5"/>PbO</text:span><text:span text:style-name="T7">2</text:span><text:span text:style-name="T9"> + <text:s text:c="5"/>HCl <text:s/></text:span><text:span text:style-name="T8">→</text:span><text:span text:style-name="T9"><text:tab/> <text:s text:c="4"/>PbCl</text:span><text:span text:style-name="T7">2</text:span><text:span text:style-name="T9"> + <text:s text:c="4"/><text:tab/>Cl</text:span><text:span text:style-name="T7">2</text:span><text:span text:style-name="T9"> + <text:s text:c="4"/>H</text:span><text:span text:style-name="T7">2</text:span><text:span text:style-name="T9">O</text:span></text:p>
      <text:p text:style-name="P6"/>
      <text:p text:style-name="P6"/>
      <text:p text:style-name="P6"/>
      <text:p text:style-name="P4"><text:span text:style-name="T9">3. <text:s text:c="5"/></text:span>(NH<text:span text:style-name="T6">4</text:span>)<text:span text:style-name="T6">2</text:span>CO<text:span text:style-name="T6">3</text:span> <text:s/>→ <text:s text:c="3"/>NH<text:span text:style-name="T6">3</text:span> + <text:s text:c="5"/>CO<text:span text:style-name="T6">2</text:span> + <text:s text:c="5"/>H<text:span text:style-name="T6">2</text:span>O</text:p>
      <text:p text:style-name="P6"/>
      <text:p text:style-name="P6"/>
      <text:p text:style-name="P6"/>
      <text:p text:style-name="P4"><text:span text:style-name="T9">4. <text:s text:c="5"/></text:span>Cu <text:s/>+ <text:s text:c="4"/>O<text:span text:style-name="T6">2</text:span> <text:s/>→ <text:s text:c="3"/>Cu<text:span text:style-name="T6">2</text:span>O</text:p>
      <text:p text:style-name="P6"/>
      <text:p text:style-name="P6"/>
      <text:p text:style-name="P6"/>
      <text:p text:style-name="P4"><text:span text:style-name="T9">5. <text:s text:c="5"/>Mg + <text:s text:c="5"/>P</text:span><text:span text:style-name="T7">4</text:span><text:span text:style-name="T9"> </text:span><text:span text:style-name="T8">→</text:span><text:span text:style-name="T9"> <text:s text:c="4"/>Mg</text:span><text:span text:style-name="T7">3</text:span><text:span text:style-name="T9">P</text:span><text:span text:style-name="T7">2</text:span></text:p>
      <text:p text:style-name="P7"/>
      <text:p text:style-name="P7"/>
      <text:p text:style-name="P7"/>
      <text:p text:style-name="P4"><text:span text:style-name="T3">6. <text:s text:c="5"/>H</text:span><text:span text:style-name="T7">2</text:span><text:span text:style-name="T3">SO</text:span><text:span text:style-name="T7">4</text:span><text:span text:style-name="T3"> + <text:s text:c="5"/>NaOH </text:span><text:span text:style-name="T4">→</text:span><text:span text:style-name="T3"> <text:s text:c="5"/>H</text:span><text:span text:style-name="T7">2</text:span><text:span text:style-name="T3">O + <text:s text:c="5"/>Na</text:span><text:span text:style-name="T7">2</text:span><text:span text:style-name="T3">SO</text:span><text:span text:style-name="T7">4</text:span></text:p>
      <text:p text:style-name="P7"/>
      <text:p text:style-name="P7"/>
      <text:p text:style-name="P7"/>
      <text:p text:style-name="P4"><text:span text:style-name="T3">7. <text:s text:c="5"/>H</text:span><text:span text:style-name="T7">2</text:span><text:span text:style-name="T3"> + <text:s text:c="5"/>O</text:span><text:span text:style-name="T7">2</text:span><text:span text:style-name="T3"> </text:span><text:span text:style-name="T4">→</text:span><text:span text:style-name="T3"> <text:s text:c="5"/>H</text:span><text:span text:style-name="T7">2</text:span><text:span text:style-name="T3">O</text:span></text:p>
      <text:p text:style-name="P7"/>
      <text:p text:style-name="P7"/>
      <text:p text:style-name="P7"/>
      <text:p text:style-name="P4"><text:span text:style-name="T3">8. <text:s text:c="4"/>CaCl</text:span><text:span text:style-name="T7">2</text:span><text:span text:style-name="T3"> + <text:s text:c="5"/>AgNO</text:span><text:span text:style-name="T7">3</text:span><text:span text:style-name="T3"> </text:span><text:span text:style-name="T4">→</text:span><text:span text:style-name="T3"> <text:s text:c="5"/>AgCl + <text:s text:c="5"/>Ca(NO</text:span><text:span text:style-name="T7">3</text:span><text:span text:style-name="T3">)</text:span><text:span text:style-name="T7">2</text:span></text:p>
      <text:p text:style-name="P7"/>
      <text:p text:style-name="P7"/>
      <text:p text:style-name="P7"/>
      <text:p text:style-name="P4"><text:span text:style-name="T3">9. <text:s text:c="5"/>Fe</text:span><text:span text:style-name="T7">2</text:span><text:span text:style-name="T3">O</text:span><text:span text:style-name="T7">3</text:span><text:span text:style-name="T3"> + <text:s text:c="5"/>CO </text:span><text:span text:style-name="T4">→ <text:s text:c="4"/></text:span><text:span text:style-name="T3"><text:s/>Fe</text:span><text:span text:style-name="T7">3</text:span><text:span text:style-name="T3">O</text:span><text:span text:style-name="T7">4</text:span><text:span text:style-name="T3"> + <text:s text:c="5"/>CO</text:span><text:span text:style-name="T7">2</text:span></text:p>
      <text:p text:style-name="P7"/>
      <text:p text:style-name="P7"><text:line-break/></text:p>
      <text:p text:style-name="P4"><text:span text:style-name="T3">10. <text:s text:c="5"/>Ca + <text:s text:c="5"/>H</text:span><text:span text:style-name="T7">2</text:span><text:span text:style-name="T3">O </text:span><text:span text:style-name="T4">→</text:span><text:span text:style-name="T3"> <text:s text:c="5"/>Ca(OH)</text:span><text:span text:style-name="T7">2</text:span><text:span text:style-name="T3"> + <text:s text:c="4"/>H</text:span><text:span text:style-name="T7">2</text:span></text:p>
      <text:p text:style-name="P10"/>
      <text:p text:style-name="P10"/>
      <text:p text:style-name="P10"/>
      <text:p text:style-name="P8"><text:soft-page-break/>Write a chemical formula for each equation. <text:s/>Then balance each equation.</text:p>
      <text:p text:style-name="P9">11. Iron (III) Chloride reacts with Sodium Hydroxide to form Iron (III) Hydroxide and Sodium Chloride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2. Lead (II) Hydroxide reacts with Hydrogen Chloride to form water and Lead (II) Chloride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3. <text:s/>Silver (I) Oxide decomposes to form Silver and Oxyge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4. Hydrogen Chloride and Calcium Carbonate react to form <text:s/>Calcium Chloride, Water, and Carbon Dioxide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5. Sodium Bromide and Calcium Fluoride react to form Calcium Bromide and Sodium Fluoride.</text:p>
      <text:p text:style-name="P9"/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graphics1" text:anchor-type="paragraph" svg:x="-0.2118in" svg:y="-0.4335in" svg:width="0.7in" svg:height="0.9in" draw:z-index="1"><draw:image xlink:href="Pictures/100000000000003800000048B2DDEF46.png" xlink:type="simple" xlink:show="embed" xlink:actuate="onLoad"/></draw:frame> <text:s text:c="10"/><text:span text:style-name="T1">Name</text:span>:<text:tab/><text:tab/><text:date style:data-style-name="N37" text:date-value="2008-12-04T17:50:38" text:fixed="true">12/04/08</text:date></text:p>
      </style:header>
      <style:footer>
        <text:p text:style-name="Footer"><text:span text:style-name="T2">2</text:span><text:span text:style-name="T3">nd</text:span> 9 Weeks<text:tab/><text:page-number text:select-page="current">2</text:page-number>/<text:page-count>2</text:page-count><text:tab/>Assignment <text:variable-get text:name="assignmentnumber" office:value-type="float" style:data-style-name="N0">2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nas Williamson</meta:initial-creator>
    <meta:creation-date>2008-12-04T17:50:38</meta:creation-date>
    <dc:creator>Jonas Williamson</dc:creator>
    <dc:date>2008-12-04T17:53:17</dc:date>
    <meta:editing-cycles>3</meta:editing-cycles>
    <meta:editing-duration>PT2M4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1" meta:word-count="148" meta:character-count="1082"/>
  </office:meta>
</office:document-meta>
</file>